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6398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2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0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cccccc" style:vertical-align="top"/>
      <style:text-properties fo:font-style="italic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9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32" style:family="table-cell" style:parent-style-name="Default">
      <style:table-cell-properties fo:background-color="#cccccc" fo:wrap-option="wrap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0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9" office:value-type="string">
            <text:p>Mount Doom</text:p>
          </table:table-cell>
          <table:table-cell table:style-name="ce19" office:value-type="string">
            <text:p>Mount Gundabad</text:p>
          </table:table-cell>
          <table:table-cell table:style-name="ce21" table:number-columns-repeated="240"/>
          <table:table-cell table:style-name="ce22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no boss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2" table:default-cell-style-name="ce11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4" office:value-type="string" table:number-columns-spanned="2" table:number-rows-spanned="1">
            <text:p>Orc: Sunwall outpost</text:p>
          </table:table-cell>
          <table:covered-table-cell table:style-name="ce27"/>
          <table:table-cell table:style-name="ce13" office:value-type="string">
            <text:p>Empty Lands</text:p>
          </table:table-cell>
          <table:table-cell table:style-name="ce16" table:number-columns-repeated="7"/>
          <table:table-cell table:style-name="ce18"/>
          <table:table-cell table:style-name="ce20" table:number-columns-repeated="243"/>
          <table:table-cell table:number-columns-repeated="769"/>
        </table:table-row>
        <table:table-row table:style-name="ro1">
          <table:table-cell table:style-name="ce2" office:value-type="string">
            <text:p>Place</text:p>
          </table:table-cell>
          <table:table-cell table:style-name="ce25" office:value-type="string">
            <text:p>Sunwall Outpost</text:p>
          </table:table-cell>
          <table:table-cell table:style-name="ce25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19" office:value-type="string">
            <text:p>Illusory Castle</text:p>
          </table:table-cell>
          <table:table-cell table:style-name="ce28" office:value-type="string">
            <text:p>Rak'shor Pride</text:p>
          </table:table-cell>
          <table:table-cell table:style-name="ce28" office:value-type="string">
            <text:p>Swamp of Agony</text:p>
          </table:table-cell>
          <table:table-cell table:style-name="ce28" office:value-type="string">
            <text:p>Erúan</text:p>
          </table:table-cell>
          <table:table-cell table:style-name="ce28" office:value-type="string">
            <text:p>Eastport</text:p>
          </table:table-cell>
          <table:table-cell table:style-name="ce28" office:value-type="string">
            <text:p>Abandoned Temple</text:p>
          </table:table-cell>
          <table:table-cell table:style-name="ce28" office:value-type="string">
            <text:p>Gorbat Pride</text:p>
          </table:table-cell>
          <table:table-cell table:style-name="ce28" office:value-type="string">
            <text:p>High Peek</text:p>
          </table:table-cell>
          <table:table-cell table:style-name="ce21" table:number-columns-repeated="243"/>
          <table:table-cell table:style-name="ce22" table:number-columns-repeated="768"/>
          <table:table-cell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2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2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8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/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office:value-type="string">
            <text:p>orc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undeads</text:p>
          </table:table-cell>
          <table:table-cell office:value-type="string">
            <text:p>a few orcs</text:p>
          </table:table-cell>
          <table:table-cell/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office:value-type="string">
            <text:p>drakes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/>
          <table:table-cell office:value-type="string">
            <text:p>undead spirits</text:p>
          </table:table-cell>
          <table:table-cell table:number-columns-repeated="4"/>
          <table:table-cell office:value-type="string">
            <text:p>corrupted humans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golems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undeads</text:p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table:number-columns-repeated="2" office:value-type="string">
            <text:p>Gorbat &amp; his dragon</text:p>
          </table:table-cell>
          <table:table-cell office:value-type="string">
            <text:p>Alatar &amp; Pallando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6"/>
          <table:table-cell office:value-type="string">
            <text:p>Essence of Life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11"/>
          <table:table-cell office:value-type="string">
            <text:p>10 egos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3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0" table:number-columns-repeated="1011"/>
        </table:table-row>
        <table:table-row table:style-name="ro1">
          <table:table-cell/>
          <table:table-cell table:style-name="ce26" table:number-columns-repeated="2"/>
          <table:table-cell/>
          <table:table-cell table:style-name="ce26"/>
          <table:table-cell table:number-columns-repeated="4"/>
          <table:table-cell table:style-name="ce26" table:number-columns-repeated="2"/>
          <table:table-cell table:style-name="ce29"/>
          <table:table-cell table:style-name="ce26"/>
          <table:table-cell table:number-columns-repeated="1011"/>
        </table:table-row>
        <table:table-row table:style-name="ro1" table:number-rows-repeated="3">
          <table:table-cell/>
          <table:table-cell table:style-name="ce26" table:number-columns-repeated="10"/>
          <table:table-cell table:style-name="ce29"/>
          <table:table-cell table:style-name="ce26"/>
          <table:table-cell table:number-columns-repeated="1011"/>
        </table:table-row>
        <table:table-row table:style-name="ro1">
          <table:table-cell/>
          <table:table-cell table:style-name="ce26" table:number-columns-repeated="8"/>
          <table:table-cell table:number-columns-repeated="2"/>
          <table:table-cell table:style-name="ce29"/>
          <table:table-cell table:style-name="ce26"/>
          <table:table-cell table:number-columns-repeated="1011"/>
        </table:table-row>
        <table:table-row table:style-name="ro1" table:number-rows-repeated="14">
          <table:table-cell/>
          <table:table-cell table:style-name="ce26" table:number-columns-repeated="10"/>
          <table:table-cell table:style-name="ce29"/>
          <table:table-cell table:style-name="ce26"/>
          <table:table-cell table:number-columns-repeated="1011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0" table:number-columns-repeated="243"/>
          <table:table-cell table:number-columns-repeated="770"/>
        </table:table-row>
        <table:table-row table:style-name="ro1">
          <table:table-cell table:style-name="ce31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19" table:number-columns-repeated="4"/>
          <table:table-cell table:style-name="ce21" table:number-columns-repeated="243"/>
          <table:table-cell table:style-name="ce22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32" office:value-type="string">
            <text:p>Notes</text:p>
          </table:table-cell>
          <table:table-cell table:style-name="ce26"/>
          <table:table-cell table:style-name="ce26" office:value-type="string">
            <text:p>Capital of the west</text:p>
          </table:table-cell>
          <table:table-cell table:style-name="ce26" office:value-type="string">
            <text:p>Mages town</text:p>
          </table:table-cell>
          <table:table-cell table:style-name="ce26" office:value-type="string">
            <text:p>Main free city of the east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7">
          <table:table-cell table:style-name="ce32"/>
          <table:table-cell table:style-name="ce26" table:number-columns-repeated="2"/>
          <table:table-cell table:style-name="ce26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6" office:value-type="string">
            <text:p>Sun Paladins and Anorithil comes from there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5">
          <table:table-cell table:style-name="ce32"/>
          <table:table-cell table:style-name="ce26" table:number-columns-repeated="2"/>
          <table:table-cell table:style-name="ce26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6">
          <table:table-cell table:style-name="ce32"/>
          <table:table-cell table:style-name="ce26" table:number-columns-repeated="2"/>
          <table:table-cell table:style-name="ce26" office:value-type="string">
            <text:p>Turns hostile if player knows Corruptions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 table:number-rows-repeated="8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06/19/2010</text:date>, <text:time>15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6-19T15:38:02</dc:date>
    <dc:language>fr-FR</dc:language>
    <meta:editing-cycles>84</meta:editing-cycles>
    <meta:editing-duration>PT74H50M44S</meta:editing-duration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